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, 'Source Sans Pro', Helvetica, Arial, sans-serif"/>
    <style:font-face style:name="Tahoma1" svg:font-family="Tahoma"/>
    <style:font-face style:name="quot" svg:font-family="quot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9.255cm" fo:margin-left="-1.24cm" table:align="left"/>
    </style:style>
    <style:style style:name="Tableau1.A" style:family="table-column">
      <style:table-column-properties style:column-width="4.796cm"/>
    </style:style>
    <style:style style:name="Tableau1.B" style:family="table-column">
      <style:table-column-properties style:column-width="4.382cm"/>
    </style:style>
    <style:style style:name="Tableau1.C" style:family="table-column">
      <style:table-column-properties style:column-width="10.07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0.951cm"/>
    </style:style>
    <style:style style:name="P1" style:family="paragraph" style:parent-style-name="Text_20_body">
      <style:text-properties style:font-name="Calibri" fo:font-size="8pt" style:font-size-asian="8pt" style:font-size-complex="8pt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style:font-name="Calibri" fo:font-size="8pt" officeooo:rsid="000ff70d" officeooo:paragraph-rsid="000ff70d" style:font-size-asian="8pt" style:font-size-complex="8pt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Calibri" fo:font-size="8pt" officeooo:paragraph-rsid="0012ffc9" style:font-size-asian="8pt" style:font-size-complex="8pt"/>
    </style:style>
    <style:style style:name="P4" style:family="paragraph" style:parent-style-name="Table_20_Contents">
      <style:text-properties fo:font-variant="normal" fo:text-transform="none" fo:color="#333333" style:text-line-through-style="none" style:text-line-through-type="none" style:font-name="Calibri" fo:font-size="8pt" fo:letter-spacing="normal" fo:font-style="normal" style:text-underline-style="none" fo:font-weight="normal" officeooo:paragraph-rsid="0013473f" style:text-blinking="false" fo:background-color="transparent" style:font-size-asian="8pt" style:font-size-complex="8pt"/>
    </style:style>
    <style:style style:name="P5" style:family="paragraph" style:parent-style-name="Table_20_Contents">
      <style:text-properties fo:font-variant="normal" fo:text-transform="none" fo:color="#333333" style:text-line-through-style="none" style:text-line-through-type="none" style:font-name="Calibri" fo:font-size="8pt" fo:letter-spacing="normal" fo:font-style="normal" style:text-underline-style="none" fo:font-weight="normal" officeooo:rsid="0013473f" officeooo:paragraph-rsid="0013473f" style:text-blinking="false" fo:background-color="transparent" style:font-size-asian="8pt" style:font-style-asian="normal" style:font-size-complex="8pt" style:font-style-complex="normal"/>
    </style:style>
    <style:style style:name="P6" style:family="paragraph" style:parent-style-name="Table_20_Contents">
      <style:text-properties fo:font-variant="normal" fo:text-transform="none" fo:color="#333333" style:text-line-through-style="none" style:text-line-through-type="none" style:font-name="Calibri" fo:font-size="8pt" fo:letter-spacing="normal" fo:font-style="normal" style:text-underline-style="none" fo:font-weight="normal" officeooo:rsid="0013f8a8" officeooo:paragraph-rsid="0013f8a8" style:text-blinking="false" fo:background-color="transparent" style:font-size-asian="8pt" style:font-style-asian="normal" style:font-size-complex="8pt" style:font-style-complex="normal"/>
    </style:style>
    <style:style style:name="P7" style:family="paragraph" style:parent-style-name="Table_20_Contents">
      <style:text-properties fo:font-variant="normal" fo:text-transform="none" fo:color="#333333" style:text-line-through-style="none" style:text-line-through-type="none" style:font-name="Calibri" fo:font-size="8pt" fo:letter-spacing="normal" fo:font-style="normal" style:text-underline-style="none" fo:font-weight="normal" officeooo:rsid="0013f8a8" officeooo:paragraph-rsid="0014c459" style:text-blinking="false" fo:background-color="transparent" style:font-size-asian="8pt" style:font-style-asian="normal" style:font-size-complex="8pt" style:font-style-complex="normal"/>
    </style:style>
    <style:style style:name="P8" style:family="paragraph" style:parent-style-name="Table_20_Contents">
      <style:text-properties fo:font-variant="normal" fo:text-transform="none" fo:color="#333333" style:text-line-through-style="none" style:text-line-through-type="none" style:font-name="Calibri" fo:font-size="8pt" fo:letter-spacing="normal" fo:font-style="normal" style:text-underline-style="none" fo:font-weight="normal" officeooo:rsid="0014c459" officeooo:paragraph-rsid="0014c459" style:text-blinking="false" fo:background-color="transparent" style:font-size-asian="8pt" style:font-style-asian="normal" style:font-size-complex="8pt" style:font-style-complex="normal"/>
    </style:style>
    <style:style style:name="P9" style:family="paragraph" style:parent-style-name="Table_20_Contents">
      <style:text-properties fo:font-variant="normal" fo:text-transform="none" fo:color="#333333" style:text-line-through-style="none" style:text-line-through-type="none" style:font-name="Calibri" fo:font-size="8pt" fo:letter-spacing="normal" fo:font-style="normal" style:text-underline-style="none" fo:font-weight="normal" officeooo:paragraph-rsid="0014c459" style:text-blinking="false" fo:background-color="transparen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8pt" officeooo:rsid="0012ffc9" officeooo:paragraph-rsid="0012ffc9" style:font-size-asian="8pt" style:font-size-complex="8pt"/>
    </style:style>
    <style:style style:name="P11" style:family="paragraph" style:parent-style-name="Table_20_Contents">
      <style:text-properties style:font-name="Calibri" fo:font-size="8pt" officeooo:rsid="0013473f" officeooo:paragraph-rsid="0013473f" style:font-size-asian="8pt" style:font-size-complex="8pt"/>
    </style:style>
    <style:style style:name="P12" style:family="paragraph" style:parent-style-name="Table_20_Contents">
      <style:text-properties style:font-name="Calibri" fo:font-size="8pt" officeooo:paragraph-rsid="0013473f" style:font-size-asian="8pt" style:font-size-complex="8pt"/>
    </style:style>
    <style:style style:name="P13" style:family="paragraph" style:parent-style-name="Table_20_Contents">
      <style:text-properties style:font-name="Calibri" fo:font-size="8pt" officeooo:rsid="0013f8a8" officeooo:paragraph-rsid="0013f8a8" style:font-size-asian="8pt" style:font-size-complex="8pt"/>
    </style:style>
    <style:style style:name="P14" style:family="paragraph" style:parent-style-name="Table_20_Contents">
      <style:text-properties style:font-name="Calibri" fo:font-size="8pt" officeooo:rsid="0016596e" officeooo:paragraph-rsid="0016596e" style:font-size-asian="8pt" style:font-size-complex="8pt"/>
    </style:style>
    <style:style style:name="P15" style:family="paragraph" style:parent-style-name="Table_20_Contents">
      <style:text-properties style:font-name="Calibri" fo:font-size="8pt" officeooo:rsid="0018a4e0" officeooo:paragraph-rsid="0018a4e0" style:font-size-asian="8pt" style:font-size-complex="8pt"/>
    </style:style>
    <style:style style:name="P16" style:family="paragraph" style:parent-style-name="Table_20_Contents">
      <style:text-properties style:font-name="Calibri" fo:font-size="8pt" officeooo:rsid="0018a4e0" officeooo:paragraph-rsid="001962d7" style:font-size-asian="8pt" style:font-size-complex="8pt"/>
    </style:style>
    <style:style style:name="P17" style:family="paragraph" style:parent-style-name="Table_20_Contents">
      <style:text-properties style:font-name="Calibri" fo:font-size="8pt" officeooo:rsid="00198b94" officeooo:paragraph-rsid="00198b94" style:font-size-asian="8pt" style:font-size-complex="8pt"/>
    </style:style>
    <style:style style:name="P18" style:family="paragraph" style:parent-style-name="Table_20_Contents">
      <style:text-properties style:font-name="Calibri" fo:font-size="8pt" officeooo:rsid="00198b94" officeooo:paragraph-rsid="001a3bc2" style:font-size-asian="8pt" style:font-size-complex="8pt"/>
    </style:style>
    <style:style style:name="P19" style:family="paragraph" style:parent-style-name="Table_20_Contents">
      <style:text-properties style:font-name="Calibri" fo:font-size="8pt" officeooo:rsid="001a3bc2" officeooo:paragraph-rsid="001a3bc2" style:font-size-asian="8pt" style:font-size-complex="8pt"/>
    </style:style>
    <style:style style:name="P20" style:family="paragraph" style:parent-style-name="Table_20_Contents">
      <style:text-properties style:font-name="Calibri" fo:font-size="8pt" officeooo:rsid="001b4148" officeooo:paragraph-rsid="001b4148" style:font-size-asian="8pt" style:font-size-complex="8pt"/>
    </style:style>
    <style:style style:name="P21" style:family="paragraph" style:parent-style-name="Table_20_Contents">
      <style:text-properties style:font-name="Calibri" fo:font-size="8pt" officeooo:rsid="001da50d" officeooo:paragraph-rsid="001da50d" style:font-size-asian="8pt" style:font-size-complex="8pt"/>
    </style:style>
    <style:style style:name="P22" style:family="paragraph" style:parent-style-name="Table_20_Contents">
      <style:text-properties style:font-name="Calibri" fo:font-size="8pt" officeooo:rsid="0020baa9" officeooo:paragraph-rsid="0020baa9" style:font-size-asian="8pt" style:font-size-complex="8pt"/>
    </style:style>
    <style:style style:name="P23" style:family="paragraph" style:parent-style-name="Table_20_Contents">
      <style:text-properties style:font-name="Calibri" fo:font-size="8pt" officeooo:rsid="0020baa9" officeooo:paragraph-rsid="002200fc" style:font-size-asian="8pt" style:font-size-complex="8pt"/>
    </style:style>
    <style:style style:name="P24" style:family="paragraph" style:parent-style-name="Table_20_Contents">
      <style:text-properties style:font-name="Calibri" fo:font-size="8pt" officeooo:rsid="002200fc" officeooo:paragraph-rsid="002200fc" style:font-size-asian="8pt" style:font-size-complex="8pt"/>
    </style:style>
    <style:style style:name="P25" style:family="paragraph" style:parent-style-name="Table_20_Contents">
      <style:text-properties fo:font-variant="normal" fo:text-transform="none" fo:color="#333333" style:text-line-through-style="none" style:text-line-through-type="none" style:font-name="Calibri" fo:font-size="8pt" fo:letter-spacing="normal" fo:font-style="italic" style:text-underline-style="none" fo:font-weight="normal" officeooo:rsid="0013473f" officeooo:paragraph-rsid="0013473f" style:text-blinking="false" fo:background-color="transparent" style:font-size-asian="8pt" style:font-style-asian="italic" style:font-size-complex="8pt" style:font-style-complex="italic"/>
    </style:style>
    <style:style style:name="P26" style:family="paragraph" style:parent-style-name="Table_20_Contents">
      <style:text-properties fo:font-variant="normal" fo:text-transform="none" fo:color="#333333" style:text-line-through-style="none" style:text-line-through-type="none" style:font-name="Calibri" fo:font-size="8pt" fo:letter-spacing="normal" fo:font-style="italic" style:text-underline-style="none" fo:font-weight="normal" officeooo:rsid="0013f8a8" officeooo:paragraph-rsid="0013f8a8" style:text-blinking="false" fo:background-color="transparent" style:font-size-asian="8pt" style:font-style-asian="italic" style:font-size-complex="8pt" style:font-style-complex="italic"/>
    </style:style>
    <style:style style:name="P27" style:family="paragraph" style:parent-style-name="Table_20_Contents">
      <style:text-properties fo:color="#000000" style:font-name="Calibri" fo:font-size="8pt" officeooo:rsid="0016596e" officeooo:paragraph-rsid="0016596e" style:font-size-asian="8pt" style:font-size-complex="8pt"/>
    </style:style>
    <style:style style:name="P28" style:family="paragraph" style:parent-style-name="Table_20_Contents">
      <style:text-properties fo:color="#000000" style:font-name="Calibri" fo:font-size="8pt" officeooo:rsid="0018a4e0" officeooo:paragraph-rsid="001cf2e7" style:font-size-asian="8pt" style:font-size-complex="8pt"/>
    </style:style>
    <style:style style:name="P29" style:family="paragraph" style:parent-style-name="Table_20_Contents">
      <style:text-properties style:font-name="Calibri" fo:font-size="8pt" officeooo:rsid="002200fc" officeooo:paragraph-rsid="002200fc" style:font-size-asian="8pt" style:font-size-complex="8pt"/>
    </style:style>
    <style:style style:name="P30" style:family="paragraph" style:parent-style-name="Table_20_Contents">
      <style:text-properties style:font-name="Calibri" fo:font-size="8pt" officeooo:rsid="001da50d" officeooo:paragraph-rsid="001da50d" style:font-size-asian="8pt" style:font-size-complex="8pt"/>
    </style:style>
    <style:style style:name="P31" style:family="paragraph" style:parent-style-name="Table_20_Contents">
      <style:text-properties style:font-name="Calibri" fo:font-size="8pt" officeooo:rsid="00250e03" officeooo:paragraph-rsid="00250e03" style:font-size-asian="8pt" style:font-size-complex="8pt"/>
    </style:style>
    <style:style style:name="P32" style:family="paragraph" style:parent-style-name="Table_20_Contents">
      <style:text-properties style:font-name="Calibri" fo:font-size="8pt" officeooo:rsid="00250e03" officeooo:paragraph-rsid="0026db30" style:font-size-asian="8pt" style:font-size-complex="8pt"/>
    </style:style>
    <style:style style:name="P33" style:family="paragraph" style:parent-style-name="Table_20_Contents">
      <style:text-properties style:font-name="Calibri" fo:font-size="8pt" officeooo:rsid="0026db30" officeooo:paragraph-rsid="0026db30" style:font-size-asian="8pt" style:font-size-complex="8pt"/>
    </style:style>
    <style:style style:name="P34" style:family="paragraph" style:parent-style-name="Table_20_Contents">
      <style:text-properties style:font-name="Calibri" fo:font-size="8pt" officeooo:rsid="0027c696" officeooo:paragraph-rsid="0027c696" style:font-size-asian="8pt" style:font-size-complex="8pt"/>
    </style:style>
    <style:style style:name="P35" style:family="paragraph" style:parent-style-name="Table_20_Contents">
      <style:text-properties style:font-name="Calibri" fo:font-size="8pt" officeooo:rsid="002841d9" officeooo:paragraph-rsid="002841d9" style:font-size-asian="8pt" style:font-size-complex="8pt"/>
    </style:style>
    <style:style style:name="T1" style:family="text">
      <style:text-properties officeooo:rsid="0012ffc9"/>
    </style:style>
    <style:style style:name="T2" style:family="text">
      <style:text-properties officeooo:rsid="0013473f"/>
    </style:style>
    <style:style style:name="T3" style:family="text">
      <style:text-properties fo:font-variant="normal" fo:text-transform="none" fo:color="#333333" style:text-line-through-style="none" style:text-line-through-type="none" fo:letter-spacing="normal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333333" style:text-line-through-style="none" style:text-line-through-type="none" fo:letter-spacing="normal" fo:font-style="normal" style:text-underline-style="none" fo:font-weight="normal" officeooo:rsid="0013473f" style:text-blinking="false" fo:background-color="transparent" loext:char-shading-value="0"/>
    </style:style>
    <style:style style:name="T5" style:family="text">
      <style:text-properties fo:font-variant="normal" fo:text-transform="none" fo:color="#333333" style:text-line-through-style="none" style:text-line-through-type="none" fo:letter-spacing="normal" fo:font-style="italic" style:text-underline-style="none" fo:font-weight="normal" officeooo:rsid="0013473f" style:text-blinking="false" fo:background-color="transparent" loext:char-shading-value="0" style:font-style-asian="italic" style:font-style-complex="italic"/>
    </style:style>
    <style:style style:name="T6" style:family="text">
      <style:text-properties fo:font-variant="normal" fo:text-transform="none" fo:color="#000000" style:text-line-through-style="none" style:text-line-through-type="none" style:font-name="Calibri" fo:letter-spacing="normal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Calibri" fo:letter-spacing="normal" style:text-underline-style="none" style:text-blinking="false" fo:background-color="transparent" loext:char-shading-value="0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3473f" style:font-style-asian="italic" style:font-style-complex="italic"/>
    </style:style>
    <style:style style:name="T10" style:family="text">
      <style:text-properties fo:font-style="italic" officeooo:rsid="0014c459" style:font-style-asian="italic" style:font-style-complex="italic"/>
    </style:style>
    <style:style style:name="T11" style:family="text">
      <style:text-properties fo:font-style="italic" style:font-size-asian="8pt" style:font-style-asian="italic" style:font-size-complex="8pt" style:font-style-complex="italic"/>
    </style:style>
    <style:style style:name="T12" style:family="text">
      <style:text-properties fo:font-style="italic" officeooo:rsid="0014c459" style:font-size-asian="8pt" style:font-style-asian="italic" style:font-size-complex="8pt" style:font-style-complex="italic"/>
    </style:style>
    <style:style style:name="T13" style:family="text">
      <style:text-properties officeooo:rsid="0014c459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officeooo:rsid="0014c459" style:font-size-asian="8pt" style:font-style-asian="normal" style:font-size-complex="8pt" style:font-style-complex="normal"/>
    </style:style>
    <style:style style:name="T16" style:family="text">
      <style:text-properties fo:color="#0066b3"/>
    </style:style>
    <style:style style:name="T17" style:family="text">
      <style:text-properties fo:color="#ed1c24"/>
    </style:style>
    <style:style style:name="T18" style:family="text">
      <style:text-properties fo:color="#ed1c24" style:font-name="Calibri" fo:background-color="transparent" loext:char-shading-value="0"/>
    </style:style>
    <style:style style:name="T19" style:family="text">
      <style:text-properties fo:color="#72bf44"/>
    </style:style>
    <style:style style:name="T20" style:family="text">
      <style:text-properties fo:color="#72bf44" officeooo:rsid="0018a4e0"/>
    </style:style>
    <style:style style:name="T21" style:family="text">
      <style:text-properties fo:color="#000000"/>
    </style:style>
    <style:style style:name="T22" style:family="text">
      <style:text-properties fo:color="#000000" officeooo:rsid="0018a4e0"/>
    </style:style>
    <style:style style:name="T23" style:family="text">
      <style:text-properties fo:color="#000000" style:text-line-through-style="none" style:text-line-through-type="none" style:font-name="Calibri" style:text-underline-style="none" style:text-blinking="false" fo:background-color="transparent" loext:char-shading-value="0" loext:padding="0cm" loext:border="none"/>
    </style:style>
    <style:style style:name="T24" style:family="text">
      <style:text-properties fo:color="#000000" style:font-name="Calibri" fo:background-color="transparent" loext:char-shading-value="0"/>
    </style:style>
    <style:style style:name="T25" style:family="text">
      <style:text-properties officeooo:rsid="0018a4e0"/>
    </style:style>
    <style:style style:name="T26" style:family="text">
      <style:text-properties officeooo:rsid="001a3bc2"/>
    </style:style>
    <style:style style:name="T27" style:family="text">
      <style:text-properties officeooo:rsid="002200fc"/>
    </style:style>
    <style:style style:name="T28" style:family="text">
      <style:text-properties officeooo:rsid="002841d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/Choose a random name within an array</text:p>
      <text:p text:style-name="P3">&lt;html&gt;<text:line-break/>&lt;p&gt;<text:line-break/>&lt;?php<text:line-break/>// Create an array and push on the names<text:line-break/>// of your closest family and friends<text:line-break/><text:tab/>$friends = array('sergio','romain','yohan','thomas');<text:line-break/>// Sort the list</text:p>
      <text:p text:style-name="P3"><text:span text:style-name="T1"><text:tab/>$</text:span>sorting = sort($friends);<text:line-break/><text:tab/>echo join(', ', $friends);<text:line-break/><text:tab/><text:span text:style-name="T1">e</text:span>cho '&lt;p&gt;'.count($friends).'&lt;/p&gt;';<text:line-break/><text:tab/>$join = join(', ', $friends);<text:line-break/>// Randomly select a winner!<text:line-break/><text:tab/>$random = rand(0,4);<text:line-break/><text:tab/>$winner = substr($friends[$random],0, strlen($friends[$random]));<text:line-break/>// Print the winner's name in ALL CAPS<text:line-break/><text:tab/>echo strtoupper($winner);<text:line-break/>?&gt;<text:line-break/>&lt;/p&gt;<text:line-break/>&lt;/html&gt;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0">EXPRESSION</text:p>
          </table:table-cell>
          <table:table-cell table:style-name="Tableau1.A1" office:value-type="string">
            <text:p text:style-name="P10">SERT A QUOI?</text:p>
          </table:table-cell>
          <table:table-cell table:style-name="Tableau1.C1" office:value-type="string">
            <text:p text:style-name="P10">EXEMPLE</text:p>
          </table:table-cell>
        </table:table-row>
        <table:table-row>
          <table:table-cell table:style-name="Tableau1.A2" office:value-type="string">
            <text:p text:style-name="P11">date( )</text:p>
          </table:table-cell>
          <table:table-cell table:style-name="Tableau1.A2" office:value-type="string">
            <text:p text:style-name="P13">Shows the Date =&gt;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Shows the Time =&gt;</text:p>
          </table:table-cell>
          <table:table-cell table:style-name="Tableau1.C2" office:value-type="string">
            <text:p text:style-name="P11">date(l, d F Y) = Monday, 19 Decembre 2017</text:p>
            <text:p text:style-name="P12"><text:span text:style-name="T2">d – </text:span><text:span text:style-name="T3">Day of the month, 2 digits with leading zeros </text:span><text:span text:style-name="T5">(01 to 31)</text:span></text:p>
            <text:p text:style-name="P4"><text:span text:style-name="T2">j – Day of the month without zeros </text:span><text:span text:style-name="T9">(1 to 31)</text:span></text:p>
            <text:p text:style-name="P12"><text:span text:style-name="T2">D - <text:s/></text:span><text:span text:style-name="T4">A textual representation of a day, 3 letters </text:span><text:span text:style-name="T5">(Mon to Sun)</text:span></text:p>
            <text:p text:style-name="P5">l – A full textual representation of the day of the week <text:span text:style-name="T8">(Monday to Sunday)</text:span></text:p>
            <text:p text:style-name="P5">m – Numeric representation of a month, with leading zeros <text:span text:style-name="T8">(01 to 12)</text:span></text:p>
            <text:p text:style-name="P25">n – Numeric representation of a month, without leading zeros (1 to 12)</text:p>
            <text:p text:style-name="P5">M – Short textual representation of a month, 3 letters <text:span text:style-name="T8">(Jan to Dec)</text:span></text:p>
            <text:p text:style-name="P5">F – Full textual <text:s/>representation of a month <text:span text:style-name="T8">(January to December)</text:span></text:p>
            <text:p text:style-name="P6">y – 2 digit representation of a year <text:span text:style-name="T8">(17 or 18)</text:span></text:p>
            <text:p text:style-name="P6">Y - 4 digit representation of a year <text:span text:style-name="T8">(2017 or 2018)</text:span></text:p>
            <text:p text:style-name="P26"/>
            <text:p text:style-name="P6">date(H:i:s) = 09:07:50 / date(a h:i:s) = pm 7:32:41</text:p>
            <text:p text:style-name="P6">a – Lowercase ante meridiem and post meridiem <text:span text:style-name="T8">(am or pm)</text:span></text:p>
            <text:p text:style-name="P6">A – Uppercase ante meridiem and post meridiem <text:span text:style-name="T8">(AM or PM)</text:span></text:p>
            <text:p text:style-name="P7"><text:span text:style-name="T13">g - </text:span>12-hour format of an hour without leading zeros <text:span text:style-name="T10">(</text:span><text:span text:style-name="Emphasis"><text:span text:style-name="T8">1</text:span></text:span><text:span text:style-name="T8"> </text:span><text:span text:style-name="T10">to </text:span><text:span text:style-name="Emphasis"><text:span text:style-name="T8">12</text:span></text:span><text:span text:style-name="Emphasis"><text:span text:style-name="T10">)</text:span></text:span> </text:p>
            <text:p text:style-name="P7"><text:span text:style-name="Emphasis"><text:span text:style-name="T14">G</text:span></text:span> – 24-hour format of an hour without leading zeros <text:span text:style-name="T10">(</text:span><text:span text:style-name="Emphasis"><text:span text:style-name="T8">0</text:span></text:span><text:span text:style-name="T8"> </text:span><text:span text:style-name="T10">to </text:span><text:span text:style-name="Emphasis"><text:span text:style-name="T8">23</text:span></text:span><text:span text:style-name="Emphasis"><text:span text:style-name="T10">)</text:span></text:span> </text:p>
            <text:p text:style-name="P7"><text:span text:style-name="Emphasis"><text:span text:style-name="T14">h</text:span></text:span> – 12-hour format of an hour with leading zeros <text:span text:style-name="T10">(</text:span><text:span text:style-name="Emphasis"><text:span text:style-name="T8">01</text:span></text:span><text:span text:style-name="T8"> </text:span><text:span text:style-name="T10">to </text:span><text:span text:style-name="Emphasis"><text:span text:style-name="T8">12</text:span></text:span><text:span text:style-name="Emphasis"><text:span text:style-name="T10">)</text:span></text:span></text:p>
            <text:p text:style-name="P7"><text:span text:style-name="Emphasis"><text:span text:style-name="T14">H</text:span></text:span> – 24-hour format of an hour with leading zeros <text:span text:style-name="T10">(</text:span><text:span text:style-name="Emphasis"><text:span text:style-name="T8">00</text:span></text:span><text:span text:style-name="T8"> </text:span><text:span text:style-name="T10">to</text:span><text:span text:style-name="T8"> </text:span><text:span text:style-name="Emphasis"><text:span text:style-name="T8">23</text:span></text:span><text:span text:style-name="Emphasis"><text:span text:style-name="T10">)</text:span></text:span> </text:p>
            <text:p text:style-name="P7"><text:span text:style-name="Emphasis"><text:span text:style-name="T14">i – </text:span></text:span>Minutes with leading zeros <text:span text:style-name="Emphasis"><text:span text:style-name="T14">00</text:span></text:span> to <text:span text:style-name="Emphasis"><text:span text:style-name="T14">59</text:span></text:span> <text:span text:style-name="Emphasis"><text:span text:style-name="T14">s</text:span></text:span> Seconds, with leading zeros <text:span text:style-name="T10">(00 to 59)</text:span></text:p>
            <text:p text:style-name="P8">e – Timezone identifier (added in PHP 5.1.0) <text:span text:style-name="T8">(UTC, GMT, Atlantic/Azores)</text:span></text:p>
            <text:p text:style-name="P8">P – Difference to Greenwich time (GMT) in hours <text:span text:style-name="T8">(+02:00)</text:span></text:p>
            <text:p text:style-name="P9"><text:span text:style-name="T15">r – RFC 2822 formatted date (date(r)) </text:span><text:span text:style-name="T12">(</text:span><text:span text:style-name="T11">Thu, 21 Dec 2000 16:01:07 +0200</text:span><text:span text:style-name="T12">)</text:span></text:p>
          </table:table-cell>
        </table:table-row>
        <table:table-row table:style-name="Tableau1.3">
          <table:table-cell table:style-name="Tableau1.A2" office:value-type="string">
            <text:p text:style-name="P14">$variable = value</text:p>
            <text:p text:style-name="P15">$variable = array( )</text:p>
          </table:table-cell>
          <table:table-cell table:style-name="Tableau1.A2" office:value-type="string">
            <text:p text:style-name="P14">Defines a variable</text:p>
            <text:p text:style-name="P15">Defines an array</text:p>
          </table:table-cell>
          <table:table-cell table:style-name="Tableau1.C2" office:value-type="string">
            <text:p text:style-name="P14">$age = 32;</text:p>
            <text:p text:style-name="P15">$friends = array('Sergio','Thomas','Romain','Yohan')</text:p>
          </table:table-cell>
        </table:table-row>
        <table:table-row table:style-name="Tableau1.3">
          <table:table-cell table:style-name="Tableau1.A2" office:value-type="string">
            <text:p text:style-name="P14">echo</text:p>
          </table:table-cell>
          <table:table-cell table:style-name="Tableau1.A2" office:value-type="string">
            <text:p text:style-name="P14">Show a string in the page</text:p>
            <text:p text:style-name="P14">Show 2 or more strings joined by <text:span text:style-name="T17">.</text:span></text:p>
            <text:p text:style-name="P14">Show a string and a variable</text:p>
            <text:p text:style-name="P14"/>
            <text:p text:style-name="P14">Show the result of a calculation</text:p>
          </table:table-cell>
          <table:table-cell table:style-name="Tableau1.C2" office:value-type="string">
            <text:p text:style-name="P14">Echo 'Sergio' =&gt; Sergio</text:p>
            <text:p text:style-name="P14">echo 'Sergio' <text:span text:style-name="T17">.</text:span> 'is' <text:span text:style-name="T17">.</text:span> '32' <text:span text:style-name="T17">.</text:span> 'years' <text:span text:style-name="T17">.</text:span> 'old' =&gt; Sergio is 32 years old</text:p>
            <text:p text:style-name="P14">echo <text:span text:style-name="T16">'</text:span>Sergio is <text:span text:style-name="T16">' </text:span><text:span text:style-name="T17">.</text:span><text:span text:style-name="T19">$age</text:span><text:span text:style-name="T17">.</text:span> <text:span text:style-name="T16">'</text:span> years old<text:span text:style-name="T16">'</text:span>; <text:s/>=&gt; Sergio is <text:span text:style-name="T19">32</text:span> years old</text:p>
            <text:p text:style-name="P14"><text:s text:c="28"/><text:span text:style-name="T17">. </text:span><text:span text:style-name="T21">- joins multiple strings or the string and the variable</text:span></text:p>
            <text:p text:style-name="P27">echo 5 * 7 =&gt; 35</text:p>
          </table:table-cell>
        </table:table-row>
        <table:table-row table:style-name="Tableau1.3">
          <table:table-cell table:style-name="Tableau1.A2" office:value-type="string">
            <text:p text:style-name="P14">&lt;?= <text:s text:c="22"/>?&gt;</text:p>
          </table:table-cell>
          <table:table-cell table:style-name="Tableau1.A2" office:value-type="string">
            <text:p text:style-name="P14">Shortcut to open a php "field" and make an echo of something</text:p>
          </table:table-cell>
          <table:table-cell table:style-name="Tableau1.C2" office:value-type="string">
            <text:p text:style-name="P14">&lt;?= 'Sergio is portuguese' ?&gt; =&gt; Sergio is portuguese</text:p>
          </table:table-cell>
        </table:table-row>
        <table:table-row table:style-name="Tableau1.3">
          <table:table-cell table:style-name="Tableau1.A2" office:value-type="string">
            <text:p text:style-name="P15">foreach (array as value)</text:p>
            <text:p text:style-name="P15"><text:s text:c="7"/>statement</text:p>
          </table:table-cell>
          <table:table-cell table:style-name="Tableau1.A2" office:value-type="string">
            <text:p text:style-name="P15">Reads every element of an array or object:</text:p>
            <text:p text:style-name="P15"/>
          </table:table-cell>
          <table:table-cell table:style-name="Tableau1.C2" office:value-type="string">
            <text:p text:style-name="P15">foreach($friends as $friend) <text:s text:c="7"/></text:p>
            <text:p text:style-name="P16"><text:s text:c="7"/>echo $friend; <text:s text:c="24"/>=&gt; <text:s text:c="2"/>Sergio, Thomas, Romain, Yohan</text:p>
          </table:table-cell>
        </table:table-row>
        <table:table-row table:style-name="Tableau1.3">
          <table:table-cell table:style-name="Tableau1.A2" office:value-type="string">
            <text:p text:style-name="P17">strlen('string')</text:p>
            <text:p text:style-name="P17">strlen($variable)</text:p>
          </table:table-cell>
          <table:table-cell table:style-name="Tableau1.A2" office:value-type="string">
            <text:p text:style-name="P17">Returns the length of a string</text:p>
          </table:table-cell>
          <table:table-cell table:style-name="Tableau1.C2" office:value-type="string">
            <text:p text:style-name="P17">strlen('Sergio'); <text:s text:c="2"/>=&gt; <text:s text:c="2"/>6</text:p>
          </table:table-cell>
        </table:table-row>
        <table:table-row table:style-name="Tableau1.3">
          <table:table-cell table:style-name="Tableau1.A2" office:value-type="string">
            <text:p text:style-name="P17">substr('string', startIndex, <text:span text:style-name="T26">c</text:span>haracteres)</text:p>
            <text:p text:style-name="P17">substr($variable)</text:p>
          </table:table-cell>
          <table:table-cell table:style-name="Tableau1.A2" office:value-type="string">
            <text:p text:style-name="P17">Returns a partial string</text:p>
          </table:table-cell>
          <table:table-cell table:style-name="Tableau1.C2" office:value-type="string">
            <text:p text:style-name="P17">substr('Sergio', 0 , 3); <text:s text:c="4"/><text:span text:style-name="T26">=&gt; <text:s text:c="2"/>Ser</text:span></text:p>
            <text:p text:style-name="P18">substr('Sergio', <text:span text:style-name="T26">2</text:span> , 3); <text:s text:c="4"/><text:span text:style-name="T26">=&gt; <text:s text:c="2"/>rgi</text:span></text:p>
          </table:table-cell>
        </table:table-row>
        <table:table-row table:style-name="Tableau1.3">
          <table:table-cell table:style-name="Tableau1.A2" office:value-type="string">
            <text:p text:style-name="P19">Strtoupper('string');</text:p>
          </table:table-cell>
          <table:table-cell table:style-name="Tableau1.A2" office:value-type="string">
            <text:p text:style-name="P19">Transforms the string in uppercase</text:p>
          </table:table-cell>
          <table:table-cell table:style-name="Tableau1.C2" office:value-type="string">
            <text:p text:style-name="P19">strtoupper('sergio'); <text:s text:c="2"/>=&gt; <text:s text:c="2"/>SERGIO</text:p>
          </table:table-cell>
        </table:table-row>
        <table:table-row table:style-name="Tableau1.3">
          <table:table-cell table:style-name="Tableau1.A2" office:value-type="string">
            <text:p text:style-name="P19">Strtolower('string');</text:p>
          </table:table-cell>
          <table:table-cell table:style-name="Tableau1.A2" office:value-type="string">
            <text:p text:style-name="P19">Transforms the string in lowercase</text:p>
          </table:table-cell>
          <table:table-cell table:style-name="Tableau1.C2" office:value-type="string">
            <text:p text:style-name="P19">strtolower('SERGIO'); <text:s text:c="2"/>=&gt; <text:s text:c="2"/>sergio</text:p>
          </table:table-cell>
        </table:table-row>
        <table:table-row table:style-name="Tableau1.3">
          <table:table-cell table:style-name="Tableau1.A2" office:value-type="string">
            <text:p text:style-name="P34">ucfirst('string');</text:p>
          </table:table-cell>
          <table:table-cell table:style-name="Tableau1.A2" office:value-type="string">
            <text:p text:style-name="P34">T<text:span text:style-name="T26">ransforms the </text:span>first character of the <text:span text:style-name="T26">string in uppercase</text:span></text:p>
          </table:table-cell>
          <table:table-cell table:style-name="Tableau1.C2" office:value-type="string">
            <text:p text:style-name="P34">ucfirst('sergio'); <text:s text:c="2"/>=&gt; <text:s text:c="3"/>Sergio</text:p>
            <text:p text:style-name="P34">ucfirst(strtolower('SERGIO')); <text:s text:c="2"/>=&gt; <text:s text:c="3"/>Sergio</text:p>
          </table:table-cell>
        </table:table-row>
        <text:soft-page-break/>
        <table:table-row table:style-name="Tableau1.3">
          <table:table-cell table:style-name="Tableau1.A2" office:value-type="string">
            <text:p text:style-name="P19">strpos('string', 'target');</text:p>
          </table:table-cell>
          <table:table-cell table:style-name="Tableau1.A2" office:value-type="string">
            <text:p text:style-name="P19">Looks for <text:s/>the first target inside a string and returns its index position</text:p>
          </table:table-cell>
          <table:table-cell table:style-name="Tableau1.C2" office:value-type="string">
            <text:p text:style-name="P19">strpos('Sergio', 'e'); <text:s text:c="2"/>=&gt; <text:s text:c="2"/>1</text:p>
          </table:table-cell>
        </table:table-row>
        <table:table-row table:style-name="Tableau1.3">
          <table:table-cell table:style-name="Tableau1.A2" office:value-type="string">
            <text:p text:style-name="P34">explode('<text:span text:style-name="T17">delimiter</text:span>', '$string');</text:p>
          </table:table-cell>
          <table:table-cell table:style-name="Tableau1.A2" office:value-type="string">
            <text:p text:style-name="P34"><text:span text:style-name="T6">Returns an </text:span><text:a xlink:type="simple" xlink:href="http://php.net/manual/en/language.types.array.php" text:style-name="Internet_20_link" text:visited-style-name="Visited_20_Internet_20_Link"><text:span text:style-name="T23">array</text:span></text:a><text:span text:style-name="T7"> </text:span><text:span text:style-name="T6">of </text:span><text:a xlink:type="simple" xlink:href="http://php.net/manual/en/language.types.string.php" text:style-name="Internet_20_link" text:visited-style-name="Visited_20_Internet_20_Link"><text:span text:style-name="T23">string</text:span></text:a><text:span text:style-name="T6">s created by splitting the </text:span><text:span text:style-name="Source_20_Text"><text:span text:style-name="T24">string</text:span></text:span><text:span text:style-name="T7"> </text:span><text:span text:style-name="T6">parameter on boundaries formed by the </text:span><text:span text:style-name="Source_20_Text"><text:span text:style-name="T18">delimiter</text:span></text:span><text:span text:style-name="T6">. </text:span></text:p>
          </table:table-cell>
          <table:table-cell table:style-name="Tableau1.C2" office:value-type="string">
            <text:p text:style-name="P34">$string = "sergio<text:span text:style-name="T17">_</text:span>is<text:span text:style-name="T17">_</text:span>a<text:span text:style-name="T17">_</text:span>portuguese<text:span text:style-name="T17">_</text:span>guy"</text:p>
            <text:p text:style-name="P34">$explode = explode("<text:span text:style-name="T17">_</text:span>", $string) <text:s/>=&gt; <text:s text:c="3"/>$explode[0] = 'sergio'</text:p>
            <text:p text:style-name="P34"><text:s text:c="69"/>$explode[1] = 'is'</text:p>
            <text:p text:style-name="P34"><text:s text:c="69"/>$explode[2] = 'a'</text:p>
            <text:p text:style-name="P34"><text:s text:c="69"/>$explode[3] = 'portuguese'</text:p>
            <text:p text:style-name="P34"><text:s text:c="69"/>$explode[4] = 'guy'</text:p>
          </table:table-cell>
        </table:table-row>
        <table:table-row table:style-name="Tableau1.3">
          <table:table-cell table:style-name="Tableau1.A2" office:value-type="string">
            <text:p text:style-name="P19">Round(Number);</text:p>
            <text:p text:style-name="P19">Round(Number, <text:span text:style-name="T17">decimals</text:span>);</text:p>
          </table:table-cell>
          <table:table-cell table:style-name="Tableau1.A2" office:value-type="string">
            <text:p text:style-name="P19">Rounds a number to an integer</text:p>
            <text:p text:style-name="P19">Round a number to a given number of decimal places</text:p>
          </table:table-cell>
          <table:table-cell table:style-name="Tableau1.C2" office:value-type="string">
            <text:p text:style-name="P19">Round(3.14569877); <text:s text:c="3"/>=&gt; <text:s text:c="2"/>3</text:p>
            <text:p text:style-name="P19">Round(3.14569877, <text:span text:style-name="T17">3</text:span>); <text:s text:c="3"/>=&gt; <text:s text:c="2"/>3<text:span text:style-name="T17">.146</text:span></text:p>
          </table:table-cell>
        </table:table-row>
        <table:table-row table:style-name="Tableau1.3">
          <table:table-cell table:style-name="Tableau1.A2" office:value-type="string">
            <text:p text:style-name="P19">Rand();</text:p>
            <text:p text:style-name="P19">rand(0,5);</text:p>
          </table:table-cell>
          <table:table-cell table:style-name="Tableau1.A2" office:value-type="string">
            <text:p text:style-name="P19">Creates a random number</text:p>
            <text:p text:style-name="P19">Creates a random number between 0 and 5</text:p>
          </table:table-cell>
          <table:table-cell table:style-name="Tableau1.C2" office:value-type="string">
            <text:p text:style-name="P19"/>
          </table:table-cell>
        </table:table-row>
        <table:table-row table:style-name="Tableau1.3">
          <table:table-cell table:style-name="Tableau1.A2" office:value-type="string">
            <text:p text:style-name="P19">array_push($array, '<text:span text:style-name="T17">element</text:span>');</text:p>
          </table:table-cell>
          <table:table-cell table:style-name="Tableau1.A2" office:value-type="string">
            <text:p text:style-name="P19">Adds an element to an array</text:p>
          </table:table-cell>
          <table:table-cell table:style-name="Tableau1.C2" office:value-type="string">
            <text:p text:style-name="P19">array_push($friends, '<text:span text:style-name="T17">Axel</text:span>'); <text:s text:c="2"/>=&gt; <text:s/><text:span text:style-name="T25">Sergio, Thomas, Romain, Yohan, </text:span><text:span text:style-name="T17">Axel</text:span></text:p>
          </table:table-cell>
        </table:table-row>
        <table:table-row table:style-name="Tableau1.3">
          <table:table-cell table:style-name="Tableau1.A2" office:value-type="string">
            <text:p text:style-name="P20">count($array);</text:p>
          </table:table-cell>
          <table:table-cell table:style-name="Tableau1.A2" office:value-type="string">
            <text:p text:style-name="P20">Returns the number of elements inside the array</text:p>
          </table:table-cell>
          <table:table-cell table:style-name="Tableau1.C2" office:value-type="string">
            <text:p text:style-name="P20">count($friends); <text:s text:c="3"/>=&gt; <text:s text:c="2"/>5</text:p>
          </table:table-cell>
        </table:table-row>
        <table:table-row table:style-name="Tableau1.3">
          <table:table-cell table:style-name="Tableau1.A2" office:value-type="string">
            <text:p text:style-name="P20">sort($array);</text:p>
            <text:p text:style-name="P20">rsort($array);</text:p>
          </table:table-cell>
          <table:table-cell table:style-name="Tableau1.A2" office:value-type="string">
            <text:p text:style-name="P20">Sorts the array alphabetically – A &gt; Z</text:p>
            <text:p text:style-name="P20">Sorts the array alphabetically – Z &gt; A</text:p>
          </table:table-cell>
          <table:table-cell table:style-name="Tableau1.C2" office:value-type="string">
            <text:p text:style-name="P20">sort($friends); <text:s text:c="2"/>=&gt;<text:span text:style-name="T21"> <text:s/></text:span><text:span text:style-name="T22">Axel, Romain, Sergio, Thomas, Yohan</text:span></text:p>
            <text:p text:style-name="P28">sort($friends); <text:s text:c="2"/>=&gt; <text:s text:c="2"/>Yohan, Romain, Thomas, Sergio, Axel</text:p>
          </table:table-cell>
        </table:table-row>
        <table:table-row table:style-name="Tableau1.3">
          <table:table-cell table:style-name="Tableau1.A2" office:value-type="string">
            <text:p text:style-name="P21">join('<text:span text:style-name="T19">separator</text:span>', $array)</text:p>
          </table:table-cell>
          <table:table-cell table:style-name="Tableau1.A2" office:value-type="string">
            <text:p text:style-name="P21">Joins the result of an array and separates each element with a <text:span text:style-name="T19">separator</text:span></text:p>
          </table:table-cell>
          <table:table-cell table:style-name="Tableau1.C2" office:value-type="string">
            <text:p text:style-name="P21">Join('<text:span text:style-name="T19"> •</text:span> ', $friends) <text:s text:c="2"/>=&gt; <text:span text:style-name="T22">Axel </text:span><text:span text:style-name="T19">•</text:span><text:span text:style-name="T22"> Romain </text:span><text:span text:style-name="T19">•</text:span><text:span text:style-name="T22"> Sergio </text:span><text:span text:style-name="T19">•</text:span><text:span text:style-name="T22"> Thomas</text:span><text:span text:style-name="T20"> </text:span><text:span text:style-name="T19">•</text:span><text:span text:style-name="T20"> </text:span><text:span text:style-name="T22">Yohan </text:span></text:p>
          </table:table-cell>
        </table:table-row>
        <table:table-row table:style-name="Tableau1.3">
          <table:table-cell table:style-name="Tableau1.A2" office:value-type="string">
            <text:p text:style-name="P22">$_POST</text:p>
            <text:p text:style-name="P22"/>
            <text:p text:style-name="P22">$_GET</text:p>
          </table:table-cell>
          <table:table-cell table:style-name="Tableau1.A2" office:value-type="string">
            <text:p text:style-name="P22">Variable created by a form that contains the value inserted in its field</text:p>
          </table:table-cell>
          <table:table-cell table:style-name="Tableau1.C2" office:value-type="string">
            <text:p text:style-name="P21"/>
          </table:table-cell>
        </table:table-row>
        <table:table-row table:style-name="Tableau1.3">
          <table:table-cell table:style-name="Tableau1.A2" office:value-type="string">
            <text:p text:style-name="P22">isset($variable);</text:p>
          </table:table-cell>
          <table:table-cell table:style-name="Tableau1.A2" office:value-type="string">
            <text:p text:style-name="P22">Verifies if the variable is created <text:span text:style-name="T28">and not NULL</text:span></text:p>
          </table:table-cell>
          <table:table-cell table:style-name="Tableau1.C2" office:value-type="string">
            <text:p text:style-name="P21"/>
          </table:table-cell>
        </table:table-row>
        <table:table-row table:style-name="Tableau1.3">
          <table:table-cell table:style-name="Tableau1.A2" office:value-type="string">
            <text:p text:style-name="P35">empty($variable);</text:p>
          </table:table-cell>
          <table:table-cell table:style-name="Tableau1.A2" office:value-type="string">
            <text:p text:style-name="P24"/>
          </table:table-cell>
          <table:table-cell table:style-name="Tableau1.C2" office:value-type="string">
            <text:p text:style-name="P21"/>
          </table:table-cell>
        </table:table-row>
        <table:table-row table:style-name="Tableau1.3">
          <table:table-cell table:style-name="Tableau1.A2" office:value-type="string">
            <text:p text:style-name="P22">Htmlspecialchars()</text:p>
          </table:table-cell>
          <table:table-cell table:style-name="Tableau1.A2" office:value-type="string">
            <text:p text:style-name="P24">Converts special characters to HTML entities</text:p>
          </table:table-cell>
          <table:table-cell table:style-name="Tableau1.C2" office:value-type="string">
            <text:p text:style-name="P21"/>
          </table:table-cell>
        </table:table-row>
        <table:table-row table:style-name="Tableau1.3">
          <table:table-cell table:style-name="Tableau1.A2" office:value-type="string">
            <text:p text:style-name="P23">Htmlspecialchars_<text:span text:style-name="T27">decode</text:span>()</text:p>
          </table:table-cell>
          <table:table-cell table:style-name="Tableau1.A2" office:value-type="string">
            <text:p text:style-name="P24">Converts HTML entities to special characters </text:p>
          </table:table-cell>
          <table:table-cell table:style-name="Tableau1.C2" office:value-type="string">
            <text:p text:style-name="P21"/>
          </table:table-cell>
        </table:table-row>
        <table:table-row table:style-name="Tableau1.3">
          <table:table-cell table:style-name="Tableau1.A2" office:value-type="string">
            <text:p text:style-name="P31">Trim('string');</text:p>
          </table:table-cell>
          <table:table-cell table:style-name="Tableau1.A2" office:value-type="string">
            <text:p text:style-name="P31">Removes spaces in the beggining and end of a string</text:p>
          </table:table-cell>
          <table:table-cell table:style-name="Tableau1.C2" office:value-type="string">
            <text:p text:style-name="P33">Trim(' <text:s text:c="7"/>Sergio <text:s text:c="12"/>') <text:s text:c="3"/>=&gt; <text:s text:c="2"/>'Sergio'</text:p>
            <text:p text:style-name="P33"/>
          </table:table-cell>
        </table:table-row>
        <table:table-row table:style-name="Tableau1.3">
          <table:table-cell table:style-name="Tableau1.A2" office:value-type="string">
            <text:p text:style-name="P33">ltrim('string');</text:p>
          </table:table-cell>
          <table:table-cell table:style-name="Tableau1.A2" office:value-type="string">
            <text:p text:style-name="P32">Removes spaces in the beggining of a string</text:p>
          </table:table-cell>
          <table:table-cell table:style-name="Tableau1.C2" office:value-type="string">
            <text:p text:style-name="P33">Trim(' <text:s text:c="7"/>Sergio <text:s text:c="12"/>') <text:s text:c="3"/>=&gt; <text:s text:c="2"/>'Sergio <text:s text:c="12"/>'</text:p>
          </table:table-cell>
        </table:table-row>
        <table:table-row table:style-name="Tableau1.3">
          <table:table-cell table:style-name="Tableau1.A2" office:value-type="string">
            <text:p text:style-name="P33">rtrim('string');</text:p>
          </table:table-cell>
          <table:table-cell table:style-name="Tableau1.A2" office:value-type="string">
            <text:p text:style-name="P32">Removes spaces in the end of a string</text:p>
          </table:table-cell>
          <table:table-cell table:style-name="Tableau1.C2" office:value-type="string">
            <text:p text:style-name="P33">Trim(' <text:s text:c="7"/>Sergio <text:s text:c="12"/>') <text:s text:c="3"/>=&gt; <text:s text:c="2"/>' <text:s text:c="7"/>Sergio'</text:p>
          </table:table-cell>
        </table:table-row>
        <table:table-row table:style-name="Tableau1.3"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32"/>
          </table:table-cell>
          <table:table-cell table:style-name="Tableau1.C2" office:value-type="string">
            <text:p text:style-name="P3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" svg:font-family="'Fira Sans', 'Source Sans Pro', Helvetica, Arial, sans-serif"/>
    <style:font-face style:name="Tahoma1" svg:font-family="Tahoma"/>
    <style:font-face style:name="quot" svg:font-family="quot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39M18S</meta:editing-duration>
    <meta:editing-cycles>17</meta:editing-cycles>
    <meta:generator>LibreOffice/5.4.1.2$Windows_X86_64 LibreOffice_project/ea7cb86e6eeb2bf3a5af73a8f7777ac570321527</meta:generator>
    <dc:date>2017-12-20T17:08:00.163000000</dc:date>
    <meta:document-statistic meta:table-count="1" meta:image-count="0" meta:object-count="0" meta:page-count="2" meta:paragraph-count="129" meta:word-count="820" meta:character-count="5601" meta:non-whitespace-character-count="4339"/>
    <meta:user-defined meta:name="Info 1"/>
    <meta:user-defined meta:name="Info 2"/>
    <meta:user-defined meta:name="Info 3"/>
    <meta:user-defined meta:name="Info 4"/>
  </office:meta>
</office:document-meta>
</file>